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officeooo:paragraph-rsid="000e1b2b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e1b2b"/>
    </style:style>
    <style:style style:name="P6" style:family="paragraph" style:parent-style-name="Text_20_body">
      <style:paragraph-properties fo:text-align="justify" style:justify-single-word="false"/>
      <style:text-properties officeooo:paragraph-rsid="000f058d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Times New Roman" fo:font-size="12pt" fo:font-weight="normal" officeooo:paragraph-rsid="000f058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justify" style:justify-single-word="false"/>
    </style:style>
    <style:style style:name="T1" style:family="text">
      <style:text-properties officeooo:rsid="000e1b2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1b2b"/>
    </style:style>
    <style:style style:name="T4" style:family="text">
      <style:text-properties officeooo:rsid="000f058d"/>
    </style:style>
    <style:style style:name="T5" style:family="text">
      <style:text-properties fo:font-variant="normal" fo:text-transform="none" fo:color="#1f1f1f" loext:opacity="100%" style:font-name="monospace" fo:font-size="7.19999980926514pt" fo:letter-spacing="normal" fo:font-style="normal" fo:font-weight="normal"/>
    </style:style>
    <style:style style:name="T6" style:family="text">
      <style:text-properties fo:font-variant="normal" fo:text-transform="none" fo:color="#1f1f1f" loext:opacity="100%" style:font-name="monospace" fo:letter-spacing="normal" fo:font-style="normal" fo:font-weight="normal"/>
    </style:style>
    <style:style style:name="T7" style:family="text">
      <style:text-properties fo:font-variant="normal" fo:text-transform="none" fo:color="#1f1f1f" loext:opacity="100%" fo:letter-spacing="normal" fo:font-style="normal"/>
    </style:style>
    <style:style style:name="T8" style:family="text">
      <style:text-properties fo:font-variant="normal" fo:text-transform="none" fo:color="#1f1f1f" loext:opacity="100%" fo:letter-spacing="normal" fo:font-style="normal" fo:font-weight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0e1b2b" style:font-size-asian="13pt" style:font-size-complex="13pt"/>
    </style:style>
    <style:style style:name="T11" style:family="text">
      <style:text-properties fo:font-size="13pt" officeooo:rsid="000f058d" style:font-size-asian="13pt" style:font-size-complex="13pt"/>
    </style:style>
    <style:style style:name="T1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3" style:family="text">
      <style:text-properties fo:font-size="13pt" style:text-underline-style="solid" style:text-underline-width="auto" style:text-underline-color="font-color" officeooo:rsid="000e1b2b" style:font-size-asian="13pt" style:font-size-complex="13pt"/>
    </style:style>
    <style:style style:name="T14" style:family="text">
      <style:text-properties style:font-name="Times New Roman" fo:font-size="13pt" style:font-size-asian="13pt" style:font-size-complex="13pt"/>
    </style:style>
    <style:style style:name="T15" style:family="text">
      <style:text-properties style:font-name="Times New Roman" fo:font-size="13pt" officeooo:rsid="000e1b2b" style:font-size-asian="13pt" style:font-size-complex="13pt"/>
    </style:style>
    <style:style style:name="T16" style:family="text">
      <style:text-properties style:font-name="Times New Roman" fo:font-size="13pt" officeooo:rsid="000f058d" style:font-size-asian="13pt" style:font-size-complex="13pt"/>
    </style:style>
    <style:style style:name="T17" style:family="text"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T18" style:family="text">
      <style:text-properties style:font-name="Times New Roman" fo:font-size="13pt" style:text-underline-style="solid" style:text-underline-width="auto" style:text-underline-color="font-color" officeooo:rsid="000e1b2b" style:font-size-asian="13pt" style:font-size-complex="13pt"/>
    </style:style>
    <style:style style:name="T19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0" style:family="text">
      <style:text-properties style:font-name="Times New Roman" fo:font-size="13pt" style:text-underline-style="solid" style:text-underline-width="auto" style:text-underline-color="font-color" fo:font-weight="bold" officeooo:rsid="000e1b2b" style:font-size-asian="13pt" style:font-weight-asian="bold" style:font-size-complex="13pt" style:font-weight-complex="bold"/>
    </style:style>
    <style:style style:name="T21" style:family="text">
      <style:text-properties style:font-name="Times New Roman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22" style:family="text">
      <style:text-properties style:font-name="Times New Roman" fo:font-size="13pt" style:text-underline-style="solid" style:text-underline-width="auto" style:text-underline-color="font-color" fo:font-weight="normal" officeooo:rsid="000e1b2b" style:font-size-asian="13pt" style:font-weight-asian="normal" style:font-size-complex="13pt" style:font-weight-complex="normal"/>
    </style:style>
    <style:style style:name="T23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4" style:family="text">
      <style:text-properties style:font-name="Times New Roman" fo:font-size="13pt" fo:font-weight="bold" officeooo:rsid="000e1b2b" style:font-size-asian="13pt" style:font-weight-asian="bold" style:font-size-complex="13pt" style:font-weight-complex="bold"/>
    </style:style>
    <style:style style:name="T25" style:family="text">
      <style:text-properties style:font-name="Times New Roman" fo:font-size="13pt" fo:font-weight="bold" officeooo:rsid="000f058d" style:font-size-asian="13pt" style:font-weight-asian="bold" style:font-size-complex="13pt" style:font-weight-complex="bold"/>
    </style:style>
    <style:style style:name="T26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27" style:family="text">
      <style:text-properties style:font-name="Times New Roman" fo:font-size="13pt" fo:font-weight="normal" officeooo:rsid="000e1b2b" style:font-size-asian="13pt" style:font-weight-asian="normal" style:font-size-complex="13pt" style:font-weight-complex="normal"/>
    </style:style>
    <style:style style:name="T28" style:family="text">
      <style:text-properties style:font-name="Times New Roman" fo:font-size="13pt" fo:font-weight="normal" officeooo:rsid="000f058d" style:font-size-asian="13pt" style:font-weight-asian="normal" style:font-size-complex="13pt" style:font-weight-complex="normal"/>
    </style:style>
    <style:style style:name="T29" style:family="text">
      <style:text-properties style:font-name="Times New Roman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Times New Roman" fo:font-size="13pt" fo:font-style="italic" fo:font-weight="normal" officeooo:rsid="000e1b2b" style:font-size-asian="13pt" style:font-style-asian="italic" style:font-weight-asian="normal" style:font-size-complex="13pt" style:font-style-complex="italic" style:font-weight-complex="normal"/>
    </style:style>
    <style:style style:name="T31" style:family="text"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Times New Roman" fo:font-size="13pt" fo:font-style="normal" fo:font-weight="normal" officeooo:rsid="000e1b2b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T34" style:family="text">
      <style:text-properties style:font-name="Times New Roman" fo:font-size="13pt" fo:font-style="normal" officeooo:rsid="000e1b2b" style:font-size-asian="13pt" style:font-style-asian="normal" style:font-size-complex="13pt" style:font-style-complex="normal"/>
    </style:style>
    <style:style style:name="T35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font-name="Times New Roman" style:text-underline-style="solid" style:text-underline-width="auto" style:text-underline-color="font-color" fo:font-weight="normal" officeooo:rsid="000e1b2b" style:font-weight-asian="normal" style:font-weight-complex="normal"/>
    </style:style>
    <style:style style:name="T37" style:family="text">
      <style:text-properties style:font-name="Times New Roman" fo:font-weight="normal" style:font-weight-asian="normal" style:font-weight-complex="normal"/>
    </style:style>
    <style:style style:name="T38" style:family="text">
      <style:text-properties style:font-name="Times New Roman" fo:font-weight="normal" officeooo:rsid="000e1b2b" style:font-weight-asian="normal" style:font-weight-complex="normal"/>
    </style:style>
    <style:style style:name="T39" style:family="text">
      <style:text-properties style:font-name="Times New Roman" fo:font-weight="normal" officeooo:rsid="000f058d" style:font-weight-asian="normal" style:font-weight-complex="normal"/>
    </style:style>
    <style:style style:name="T4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tyle="normal" fo:font-weight="normal" officeooo:rsid="000e1b2b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solid" style:text-underline-width="auto" style:text-underline-color="font-color" fo:font-weight="normal" officeooo:rsid="000e1b2b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5" style:family="text">
      <style:text-properties style:font-name="Times New Roman" fo:font-size="12pt" style:text-underline-style="solid" style:text-underline-width="auto" style:text-underline-color="font-color" officeooo:rsid="000e1b2b" style:font-size-asian="12pt" style:font-size-complex="12pt"/>
    </style:style>
    <style:style style:name="T4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weight="normal" officeooo:rsid="000e1b2b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weight="normal" officeooo:rsid="000f058d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font-style="normal" fo:font-weight="normal" officeooo:rsid="000e1b2b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6"/></text:span></text:p>
      <text:p text:style-name="P2"><text:span text:style-name="Strong_20_Emphasis"><text:span text:style-name="T20">Assignment-2</text:span></text:span></text:p>
      <text:p text:style-name="P2"><text:span text:style-name="Strong_20_Emphasis"><text:span text:style-name="T20">Locators In Selenium</text:span></text:span></text:p>
      <text:p text:style-name="P4"><text:span text:style-name="Strong_20_Emphasis"><text:span text:style-name="T22"/></text:span></text:p>
      <text:p text:style-name="P4"><text:span text:style-name="Strong_20_Emphasis"><text:span text:style-name="T43">URL: </text:span></text:span><text:span text:style-name="Strong_20_Emphasis"><text:span text:style-name="T42">http://www.automationpractice.pl/index.php</text:span></text:span></text:p>
      <text:p text:style-name="P5"><text:span text:style-name="Strong_20_Emphasis"><text:span text:style-name="T46">Question:</text:span></text:span><text:span text:style-name="Strong_20_Emphasis"><text:span text:style-name="T47">1</text:span></text:span></text:p>
      <text:p text:style-name="P10"><text:span text:style-name="T47">i)</text:span><text:span text:style-name="T46">Locate a search bar on the page using its </text:span><text:span text:style-name="Source_20_Text"><text:span text:style-name="T46">ID</text:span></text:span><text:span text:style-name="T46">. Enter the term “</text:span><text:span text:style-name="T47">search box</text:span><text:span text:style-name="T46">” and submit the search.</text:span></text:p>
      <text:p text:style-name="P4"><text:span text:style-name="T47">ii) </text:span><text:span text:style-name="T46">What are the advantages of using an </text:span><text:span text:style-name="Source_20_Text"><text:span text:style-name="T46">ID</text:span></text:span><text:span text:style-name="T46"> locator? When might it not be the best choice?</text:span></text:p>
      <text:p text:style-name="P5"><text:span text:style-name="Strong_20_Emphasis"><text:span text:style-name="T49">Question:</text:span></text:span><text:span text:style-name="Strong_20_Emphasis"><text:span text:style-name="T50">2</text:span></text:span></text:p>
      <text:p text:style-name="P10"><text:span text:style-name="T47">i) </text:span><text:span text:style-name="T46">Locate a </text:span><text:span text:style-name="T48">Search </text:span><text:span text:style-name="T46">button or input field using the </text:span><text:span text:style-name="Source_20_Text"><text:span text:style-name="T46">name</text:span></text:span><text:span text:style-name="T46"> attribute. Perform an action (e.g., clicking or entering text).</text:span></text:p>
      <text:p text:style-name="P4"><text:span text:style-name="T47">ii) </text:span><text:span text:style-name="T46">How does Selenium handle multiple elements with the same </text:span><text:span text:style-name="Source_20_Text"><text:span text:style-name="T46">name</text:span></text:span><text:span text:style-name="T46"> attribute?</text:span></text:p>
      <text:p text:style-name="P5"><text:span text:style-name="Strong_20_Emphasis"><text:span text:style-name="T46">Question:</text:span></text:span><text:span text:style-name="Strong_20_Emphasis"><text:span text:style-name="T47">3</text:span></text:span></text:p>
      <text:p text:style-name="P10"><text:span text:style-name="T47">i) </text:span><text:span text:style-name="T46">Locate an element (like a "Sign In" button) using its </text:span><text:span text:style-name="Source_20_Text"><text:span text:style-name="T46">class name</text:span></text:span><text:span text:style-name="T46"> and perform a click action.</text:span></text:p>
      <text:p text:style-name="P4"><text:span text:style-name="T47">ii) </text:span><text:span text:style-name="T46">What limitations might you encounter when using </text:span><text:span text:style-name="Source_20_Text"><text:span text:style-name="T46">class name</text:span></text:span><text:span text:style-name="T46"> as a locator?</text:span></text:p>
      <text:p text:style-name="P6"><text:span text:style-name="Strong_20_Emphasis"><text:span text:style-name="T46">Question:</text:span></text:span><text:span text:style-name="Strong_20_Emphasis"><text:span text:style-name="T48">4</text:span></text:span></text:p>
      <text:p text:style-name="P10"><text:span text:style-name="T46">Find an element by its tag name (e.g., finding the first </text:span><text:span text:style-name="Source_20_Text"><text:span text:style-name="T46">&lt;h1&gt;</text:span></text:span><text:span text:style-name="T46"> on the page) and print its text content.</text:span></text:p>
      <text:p text:style-name="P4"><text:span text:style-name="T46">In what scenarios is </text:span><text:span text:style-name="Source_20_Text"><text:span text:style-name="T46">tag name</text:span></text:span><text:span text:style-name="T46"> most useful as a locator?</text:span></text:p>
      <text:p text:style-name="P6"><text:span text:style-name="Strong_20_Emphasis"><text:span text:style-name="T46">Question:</text:span></text:span><text:span text:style-name="Strong_20_Emphasis"><text:span text:style-name="T48">5</text:span></text:span></text:p>
      <text:p text:style-name="P8">Locate a specific link using its visible text (e.g., a link with text “Contact Us”) and click on it.</text:p>
      <text:p text:style-name="P4"><text:span text:style-name="T46">When is it advantageous to use </text:span><text:span text:style-name="Source_20_Text"><text:span text:style-name="T46">link text</text:span></text:span><text:span text:style-name="T46"> over other locators?</text:span></text:p>
      <text:p text:style-name="P6"><text:span text:style-name="Strong_20_Emphasis"><text:span text:style-name="T46">Question:</text:span></text:span><text:span text:style-name="Strong_20_Emphasis"><text:span text:style-name="T48">6</text:span></text:span></text:p>
      <text:p text:style-name="P9">Locate a link using part of its visible text ( "<text:span text:style-name="T7">Contact us <text:s/></text:span>") and click on it.</text:p>
      <text:p text:style-name="P4"><text:span text:style-name="T46">How does </text:span><text:span text:style-name="Source_20_Text"><text:span text:style-name="T46">partial link text</text:span></text:span><text:span text:style-name="T46"> differ in behavior from </text:span><text:span text:style-name="Source_20_Text"><text:span text:style-name="T46">link text</text:span></text:span><text:span text:style-name="T46">?</text:span></text:p>
      <text:p text:style-name="P6"><text:span text:style-name="Strong_20_Emphasis"><text:span text:style-name="T46">Question:</text:span></text:span><text:span text:style-name="Strong_20_Emphasis"><text:span text:style-name="T48">7</text:span></text:span></text:p>
      <text:p text:style-name="P8">Use a CSS Selector to locate a button by its class and ID and perform a click action.</text:p>
      <text:p text:style-name="P3">Why might you choose CSS Selectors over XPath?</text:p>
      <text:p text:style-name="P6"><text:span text:style-name="Strong_20_Emphasis"><text:span text:style-name="T46">Question:</text:span></text:span><text:span text:style-name="Strong_20_Emphasis"><text:span text:style-name="T48">8</text:span></text:span></text:p>
      <text:p text:style-name="P9">Use XPath to locate an element<text:span text:style-name="T4">(</text:span><text:span text:style-name="T7">Follow us on Facebook</text:span> <text:span text:style-name="T4">)</text:span> with a specific attribute and perform a click action.</text:p>
      <text:p text:style-name="P3">How can relative XPath be beneficial over absolute XPath?</text:p>
      <text:p text:style-name="P6"><text:span text:style-name="Strong_20_Emphasis"><text:span text:style-name="T46">Question:</text:span></text:span><text:span text:style-name="Strong_20_Emphasis"><text:span text:style-name="T48">9</text:span></text:span></text:p>
      <text:p text:style-name="P8">Use a combination of locators (e.g., CSS selector for a parent element and then locate a child element using XPath) to find a specific element.</text:p>
      <text:p text:style-name="P3">In what situations would combining locators be helpful?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5T11:25:03.937000000</meta:creation-date>
    <dc:date>2024-10-25T12:44:15.504000000</dc:date>
    <meta:editing-duration>PT1H9M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0" meta:word-count="291" meta:character-count="1674" meta:non-whitespace-character-count="1412"/>
  </office:meta>
</office:document-meta>
</file>